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preadShee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4">
          <table:table-cell table:number-columns-repeated="8"/>
        </table:table-row>
        <table:table-row table:style-name="ro2">
          <table:table-cell table:number-columns-repeated="4"/>
          <table:table-cell table:style-name="ce2" office:value-type="currency" office:currency="USD" office:value="22">
            <text:p>$22.00</text:p>
          </table:table-cell>
          <table:table-cell office:value-type="string">
            <text:p><text:s/>= PayRate $s/hr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40">
            <text:p>40</text:p>
          </table:table-cell>
          <table:table-cell office:value-type="string">
            <text:p><text:s/>= DblTim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Hrs</text:p>
          </table:table-cell>
          <table:table-cell office:value-type="string">
            <text:p>Straight Pay</text:p>
          </table:table-cell>
          <table:table-cell table:style-name="ce1" office:value-type="string">
            <text:p>Double Time</text:p>
          </table:table-cell>
          <table:table-cell table:style-name="ce1" office:value-type="string">
            <text:p>Total Pay</text:p>
          </table:table-cell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formula="of:=[.$E$5]*[.E10]" office:value-type="currency" office:currency="USD" office:value="0">
            <text:p>$0.00</text:p>
          </table:table-cell>
          <table:table-cell table:style-name="ce1" table:formula="of:=IF([.E10]&gt;[.$E$6];([.E10]-[.$E$6])*[.$E$5];0)" office:value-type="float" office:value="0">
            <text:p>0</text:p>
          </table:table-cell>
          <table:table-cell table:style-name="ce1" table:formula="of:=[.F10]+[.G10]" office:value-type="currency" office:currency="USD" office:value="0">
            <text:p>$0.0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$E$5]*[.E11]" office:value-type="currency" office:currency="USD" office:value="22">
            <text:p>$22.00</text:p>
          </table:table-cell>
          <table:table-cell table:style-name="ce1" table:formula="of:=IF([.E11]&gt;[.$E$6];([.E11]-[.$E$6])*[.$E$5];0)" office:value-type="float" office:value="0">
            <text:p>0</text:p>
          </table:table-cell>
          <table:table-cell table:style-name="ce1" table:formula="of:=[.F11]+[.G11]" office:value-type="currency" office:currency="USD" office:value="22">
            <text:p>$22.00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formula="of:=[.$E$5]*[.E12]" office:value-type="currency" office:currency="USD" office:value="44">
            <text:p>$44.00</text:p>
          </table:table-cell>
          <table:table-cell table:style-name="ce1" table:formula="of:=IF([.E12]&gt;[.$E$6];([.E12]-[.$E$6])*[.$E$5];0)" office:value-type="float" office:value="0">
            <text:p>0</text:p>
          </table:table-cell>
          <table:table-cell table:style-name="ce1" table:formula="of:=[.F12]+[.G12]" office:value-type="currency" office:currency="USD" office:value="44">
            <text:p>$44.00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[.$E$5]*[.E13]" office:value-type="currency" office:currency="USD" office:value="66">
            <text:p>$66.00</text:p>
          </table:table-cell>
          <table:table-cell table:style-name="ce1" table:formula="of:=IF([.E13]&gt;[.$E$6];([.E13]-[.$E$6])*[.$E$5];0)" office:value-type="float" office:value="0">
            <text:p>0</text:p>
          </table:table-cell>
          <table:table-cell table:style-name="ce1" table:formula="of:=[.F13]+[.G13]" office:value-type="currency" office:currency="USD" office:value="66">
            <text:p>$66.00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[.$E$5]*[.E14]" office:value-type="currency" office:currency="USD" office:value="88">
            <text:p>$88.00</text:p>
          </table:table-cell>
          <table:table-cell table:style-name="ce1" table:formula="of:=IF([.E14]&gt;[.$E$6];([.E14]-[.$E$6])*[.$E$5];0)" office:value-type="float" office:value="0">
            <text:p>0</text:p>
          </table:table-cell>
          <table:table-cell table:style-name="ce1" table:formula="of:=[.F14]+[.G14]" office:value-type="currency" office:currency="USD" office:value="88">
            <text:p>$88.00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[.$E$5]*[.E15]" office:value-type="currency" office:currency="USD" office:value="110">
            <text:p>$110.00</text:p>
          </table:table-cell>
          <table:table-cell table:style-name="ce1" table:formula="of:=IF([.E15]&gt;[.$E$6];([.E15]-[.$E$6])*[.$E$5];0)" office:value-type="float" office:value="0">
            <text:p>0</text:p>
          </table:table-cell>
          <table:table-cell table:style-name="ce1" table:formula="of:=[.F15]+[.G15]" office:value-type="currency" office:currency="USD" office:value="110">
            <text:p>$110.00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[.$E$5]*[.E16]" office:value-type="currency" office:currency="USD" office:value="132">
            <text:p>$132.00</text:p>
          </table:table-cell>
          <table:table-cell table:style-name="ce1" table:formula="of:=IF([.E16]&gt;[.$E$6];([.E16]-[.$E$6])*[.$E$5];0)" office:value-type="float" office:value="0">
            <text:p>0</text:p>
          </table:table-cell>
          <table:table-cell table:style-name="ce1" table:formula="of:=[.F16]+[.G16]" office:value-type="currency" office:currency="USD" office:value="132">
            <text:p>$132.00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[.$E$5]*[.E17]" office:value-type="currency" office:currency="USD" office:value="154">
            <text:p>$154.00</text:p>
          </table:table-cell>
          <table:table-cell table:style-name="ce1" table:formula="of:=IF([.E17]&gt;[.$E$6];([.E17]-[.$E$6])*[.$E$5];0)" office:value-type="float" office:value="0">
            <text:p>0</text:p>
          </table:table-cell>
          <table:table-cell table:style-name="ce1" table:formula="of:=[.F17]+[.G17]" office:value-type="currency" office:currency="USD" office:value="154">
            <text:p>$154.00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[.$E$5]*[.E18]" office:value-type="currency" office:currency="USD" office:value="176">
            <text:p>$176.00</text:p>
          </table:table-cell>
          <table:table-cell table:style-name="ce1" table:formula="of:=IF([.E18]&gt;[.$E$6];([.E18]-[.$E$6])*[.$E$5];0)" office:value-type="float" office:value="0">
            <text:p>0</text:p>
          </table:table-cell>
          <table:table-cell table:style-name="ce1" table:formula="of:=[.F18]+[.G18]" office:value-type="currency" office:currency="USD" office:value="176">
            <text:p>$176.00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[.$E$5]*[.E19]" office:value-type="currency" office:currency="USD" office:value="198">
            <text:p>$198.00</text:p>
          </table:table-cell>
          <table:table-cell table:style-name="ce1" table:formula="of:=IF([.E19]&gt;[.$E$6];([.E19]-[.$E$6])*[.$E$5];0)" office:value-type="float" office:value="0">
            <text:p>0</text:p>
          </table:table-cell>
          <table:table-cell table:style-name="ce1" table:formula="of:=[.F19]+[.G19]" office:value-type="currency" office:currency="USD" office:value="198">
            <text:p>$198.00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[.$E$5]*[.E20]" office:value-type="currency" office:currency="USD" office:value="220">
            <text:p>$220.00</text:p>
          </table:table-cell>
          <table:table-cell table:style-name="ce1" table:formula="of:=IF([.E20]&gt;[.$E$6];([.E20]-[.$E$6])*[.$E$5];0)" office:value-type="float" office:value="0">
            <text:p>0</text:p>
          </table:table-cell>
          <table:table-cell table:style-name="ce1" table:formula="of:=[.F20]+[.G20]" office:value-type="currency" office:currency="USD" office:value="220">
            <text:p>$220.00</text:p>
          </table:table-cell>
        </table:table-row>
        <table:table-row table:style-name="ro1">
          <table:table-cell table:number-columns-repeated="4"/>
          <table:table-cell office:value-type="float" office:value="11">
            <text:p>11</text:p>
          </table:table-cell>
          <table:table-cell table:formula="of:=[.$E$5]*[.E21]" office:value-type="currency" office:currency="USD" office:value="242">
            <text:p>$242.00</text:p>
          </table:table-cell>
          <table:table-cell table:style-name="ce1" table:formula="of:=IF([.E21]&gt;[.$E$6];([.E21]-[.$E$6])*[.$E$5];0)" office:value-type="float" office:value="0">
            <text:p>0</text:p>
          </table:table-cell>
          <table:table-cell table:style-name="ce1" table:formula="of:=[.F21]+[.G21]" office:value-type="currency" office:currency="USD" office:value="242">
            <text:p>$242.00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table:formula="of:=[.$E$5]*[.E22]" office:value-type="currency" office:currency="USD" office:value="264">
            <text:p>$264.00</text:p>
          </table:table-cell>
          <table:table-cell table:style-name="ce1" table:formula="of:=IF([.E22]&gt;[.$E$6];([.E22]-[.$E$6])*[.$E$5];0)" office:value-type="float" office:value="0">
            <text:p>0</text:p>
          </table:table-cell>
          <table:table-cell table:style-name="ce1" table:formula="of:=[.F22]+[.G22]" office:value-type="currency" office:currency="USD" office:value="264">
            <text:p>$264.00</text:p>
          </table:table-cell>
        </table:table-row>
        <table:table-row table:style-name="ro1">
          <table:table-cell table:number-columns-repeated="4"/>
          <table:table-cell office:value-type="float" office:value="13">
            <text:p>13</text:p>
          </table:table-cell>
          <table:table-cell table:formula="of:=[.$E$5]*[.E23]" office:value-type="currency" office:currency="USD" office:value="286">
            <text:p>$286.00</text:p>
          </table:table-cell>
          <table:table-cell table:style-name="ce1" table:formula="of:=IF([.E23]&gt;[.$E$6];([.E23]-[.$E$6])*[.$E$5];0)" office:value-type="float" office:value="0">
            <text:p>0</text:p>
          </table:table-cell>
          <table:table-cell table:style-name="ce1" table:formula="of:=[.F23]+[.G23]" office:value-type="currency" office:currency="USD" office:value="286">
            <text:p>$286.00</text:p>
          </table:table-cell>
        </table:table-row>
        <table:table-row table:style-name="ro1">
          <table:table-cell table:number-columns-repeated="4"/>
          <table:table-cell office:value-type="float" office:value="14">
            <text:p>14</text:p>
          </table:table-cell>
          <table:table-cell table:formula="of:=[.$E$5]*[.E24]" office:value-type="currency" office:currency="USD" office:value="308">
            <text:p>$308.00</text:p>
          </table:table-cell>
          <table:table-cell table:style-name="ce1" table:formula="of:=IF([.E24]&gt;[.$E$6];([.E24]-[.$E$6])*[.$E$5];0)" office:value-type="float" office:value="0">
            <text:p>0</text:p>
          </table:table-cell>
          <table:table-cell table:style-name="ce1" table:formula="of:=[.F24]+[.G24]" office:value-type="currency" office:currency="USD" office:value="308">
            <text:p>$308.00</text:p>
          </table:table-cell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table:formula="of:=[.$E$5]*[.E25]" office:value-type="currency" office:currency="USD" office:value="330">
            <text:p>$330.00</text:p>
          </table:table-cell>
          <table:table-cell table:style-name="ce1" table:formula="of:=IF([.E25]&gt;[.$E$6];([.E25]-[.$E$6])*[.$E$5];0)" office:value-type="float" office:value="0">
            <text:p>0</text:p>
          </table:table-cell>
          <table:table-cell table:style-name="ce1" table:formula="of:=[.F25]+[.G25]" office:value-type="currency" office:currency="USD" office:value="330">
            <text:p>$330.00</text:p>
          </table:table-cell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table:formula="of:=[.$E$5]*[.E26]" office:value-type="currency" office:currency="USD" office:value="352">
            <text:p>$352.00</text:p>
          </table:table-cell>
          <table:table-cell table:style-name="ce1" table:formula="of:=IF([.E26]&gt;[.$E$6];([.E26]-[.$E$6])*[.$E$5];0)" office:value-type="float" office:value="0">
            <text:p>0</text:p>
          </table:table-cell>
          <table:table-cell table:style-name="ce1" table:formula="of:=[.F26]+[.G26]" office:value-type="currency" office:currency="USD" office:value="352">
            <text:p>$352.00</text:p>
          </table:table-cell>
        </table:table-row>
        <table:table-row table:style-name="ro1">
          <table:table-cell table:number-columns-repeated="4"/>
          <table:table-cell office:value-type="float" office:value="17">
            <text:p>17</text:p>
          </table:table-cell>
          <table:table-cell table:formula="of:=[.$E$5]*[.E27]" office:value-type="currency" office:currency="USD" office:value="374">
            <text:p>$374.00</text:p>
          </table:table-cell>
          <table:table-cell table:style-name="ce1" table:formula="of:=IF([.E27]&gt;[.$E$6];([.E27]-[.$E$6])*[.$E$5];0)" office:value-type="float" office:value="0">
            <text:p>0</text:p>
          </table:table-cell>
          <table:table-cell table:style-name="ce1" table:formula="of:=[.F27]+[.G27]" office:value-type="currency" office:currency="USD" office:value="374">
            <text:p>$374.00</text:p>
          </table:table-cell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table:formula="of:=[.$E$5]*[.E28]" office:value-type="currency" office:currency="USD" office:value="396">
            <text:p>$396.00</text:p>
          </table:table-cell>
          <table:table-cell table:style-name="ce1" table:formula="of:=IF([.E28]&gt;[.$E$6];([.E28]-[.$E$6])*[.$E$5];0)" office:value-type="float" office:value="0">
            <text:p>0</text:p>
          </table:table-cell>
          <table:table-cell table:style-name="ce1" table:formula="of:=[.F28]+[.G28]" office:value-type="currency" office:currency="USD" office:value="396">
            <text:p>$396.00</text:p>
          </table:table-cell>
        </table:table-row>
        <table:table-row table:style-name="ro1">
          <table:table-cell table:number-columns-repeated="4"/>
          <table:table-cell office:value-type="float" office:value="19">
            <text:p>19</text:p>
          </table:table-cell>
          <table:table-cell table:formula="of:=[.$E$5]*[.E29]" office:value-type="currency" office:currency="USD" office:value="418">
            <text:p>$418.00</text:p>
          </table:table-cell>
          <table:table-cell table:style-name="ce1" table:formula="of:=IF([.E29]&gt;[.$E$6];([.E29]-[.$E$6])*[.$E$5];0)" office:value-type="float" office:value="0">
            <text:p>0</text:p>
          </table:table-cell>
          <table:table-cell table:style-name="ce1" table:formula="of:=[.F29]+[.G29]" office:value-type="currency" office:currency="USD" office:value="418">
            <text:p>$418.00</text:p>
          </table:table-cell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table:formula="of:=[.$E$5]*[.E30]" office:value-type="currency" office:currency="USD" office:value="440">
            <text:p>$440.00</text:p>
          </table:table-cell>
          <table:table-cell table:style-name="ce1" table:formula="of:=IF([.E30]&gt;[.$E$6];([.E30]-[.$E$6])*[.$E$5];0)" office:value-type="float" office:value="0">
            <text:p>0</text:p>
          </table:table-cell>
          <table:table-cell table:style-name="ce1" table:formula="of:=[.F30]+[.G30]" office:value-type="currency" office:currency="USD" office:value="440">
            <text:p>$440.00</text:p>
          </table:table-cell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[.$E$5]*[.E31]" office:value-type="currency" office:currency="USD" office:value="462">
            <text:p>$462.00</text:p>
          </table:table-cell>
          <table:table-cell table:style-name="ce1" table:formula="of:=IF([.E31]&gt;[.$E$6];([.E31]-[.$E$6])*[.$E$5];0)" office:value-type="float" office:value="0">
            <text:p>0</text:p>
          </table:table-cell>
          <table:table-cell table:style-name="ce1" table:formula="of:=[.F31]+[.G31]" office:value-type="currency" office:currency="USD" office:value="462">
            <text:p>$462.00</text:p>
          </table:table-cell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[.$E$5]*[.E32]" office:value-type="currency" office:currency="USD" office:value="484">
            <text:p>$484.00</text:p>
          </table:table-cell>
          <table:table-cell table:style-name="ce1" table:formula="of:=IF([.E32]&gt;[.$E$6];([.E32]-[.$E$6])*[.$E$5];0)" office:value-type="float" office:value="0">
            <text:p>0</text:p>
          </table:table-cell>
          <table:table-cell table:style-name="ce1" table:formula="of:=[.F32]+[.G32]" office:value-type="currency" office:currency="USD" office:value="484">
            <text:p>$484.00</text:p>
          </table:table-cell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[.$E$5]*[.E33]" office:value-type="currency" office:currency="USD" office:value="506">
            <text:p>$506.00</text:p>
          </table:table-cell>
          <table:table-cell table:style-name="ce1" table:formula="of:=IF([.E33]&gt;[.$E$6];([.E33]-[.$E$6])*[.$E$5];0)" office:value-type="float" office:value="0">
            <text:p>0</text:p>
          </table:table-cell>
          <table:table-cell table:style-name="ce1" table:formula="of:=[.F33]+[.G33]" office:value-type="currency" office:currency="USD" office:value="506">
            <text:p>$506.00</text:p>
          </table:table-cell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[.$E$5]*[.E34]" office:value-type="currency" office:currency="USD" office:value="528">
            <text:p>$528.00</text:p>
          </table:table-cell>
          <table:table-cell table:style-name="ce1" table:formula="of:=IF([.E34]&gt;[.$E$6];([.E34]-[.$E$6])*[.$E$5];0)" office:value-type="float" office:value="0">
            <text:p>0</text:p>
          </table:table-cell>
          <table:table-cell table:style-name="ce1" table:formula="of:=[.F34]+[.G34]" office:value-type="currency" office:currency="USD" office:value="528">
            <text:p>$528.00</text:p>
          </table:table-cell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[.$E$5]*[.E35]" office:value-type="currency" office:currency="USD" office:value="550">
            <text:p>$550.00</text:p>
          </table:table-cell>
          <table:table-cell table:style-name="ce1" table:formula="of:=IF([.E35]&gt;[.$E$6];([.E35]-[.$E$6])*[.$E$5];0)" office:value-type="float" office:value="0">
            <text:p>0</text:p>
          </table:table-cell>
          <table:table-cell table:style-name="ce1" table:formula="of:=[.F35]+[.G35]" office:value-type="currency" office:currency="USD" office:value="550">
            <text:p>$550.00</text:p>
          </table:table-cell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[.$E$5]*[.E36]" office:value-type="currency" office:currency="USD" office:value="572">
            <text:p>$572.00</text:p>
          </table:table-cell>
          <table:table-cell table:style-name="ce1" table:formula="of:=IF([.E36]&gt;[.$E$6];([.E36]-[.$E$6])*[.$E$5];0)" office:value-type="float" office:value="0">
            <text:p>0</text:p>
          </table:table-cell>
          <table:table-cell table:style-name="ce1" table:formula="of:=[.F36]+[.G36]" office:value-type="currency" office:currency="USD" office:value="572">
            <text:p>$572.00</text:p>
          </table:table-cell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[.$E$5]*[.E37]" office:value-type="currency" office:currency="USD" office:value="594">
            <text:p>$594.00</text:p>
          </table:table-cell>
          <table:table-cell table:style-name="ce1" table:formula="of:=IF([.E37]&gt;[.$E$6];([.E37]-[.$E$6])*[.$E$5];0)" office:value-type="float" office:value="0">
            <text:p>0</text:p>
          </table:table-cell>
          <table:table-cell table:style-name="ce1" table:formula="of:=[.F37]+[.G37]" office:value-type="currency" office:currency="USD" office:value="594">
            <text:p>$594.00</text:p>
          </table:table-cell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[.$E$5]*[.E38]" office:value-type="currency" office:currency="USD" office:value="616">
            <text:p>$616.00</text:p>
          </table:table-cell>
          <table:table-cell table:style-name="ce1" table:formula="of:=IF([.E38]&gt;[.$E$6];([.E38]-[.$E$6])*[.$E$5];0)" office:value-type="float" office:value="0">
            <text:p>0</text:p>
          </table:table-cell>
          <table:table-cell table:style-name="ce1" table:formula="of:=[.F38]+[.G38]" office:value-type="currency" office:currency="USD" office:value="616">
            <text:p>$616.00</text:p>
          </table:table-cell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[.$E$5]*[.E39]" office:value-type="currency" office:currency="USD" office:value="638">
            <text:p>$638.00</text:p>
          </table:table-cell>
          <table:table-cell table:style-name="ce1" table:formula="of:=IF([.E39]&gt;[.$E$6];([.E39]-[.$E$6])*[.$E$5];0)" office:value-type="float" office:value="0">
            <text:p>0</text:p>
          </table:table-cell>
          <table:table-cell table:style-name="ce1" table:formula="of:=[.F39]+[.G39]" office:value-type="currency" office:currency="USD" office:value="638">
            <text:p>$638.00</text:p>
          </table:table-cell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[.$E$5]*[.E40]" office:value-type="currency" office:currency="USD" office:value="660">
            <text:p>$660.00</text:p>
          </table:table-cell>
          <table:table-cell table:style-name="ce1" table:formula="of:=IF([.E40]&gt;[.$E$6];([.E40]-[.$E$6])*[.$E$5];0)" office:value-type="float" office:value="0">
            <text:p>0</text:p>
          </table:table-cell>
          <table:table-cell table:style-name="ce1" table:formula="of:=[.F40]+[.G40]" office:value-type="currency" office:currency="USD" office:value="660">
            <text:p>$660.00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[.$E$5]*[.E41]" office:value-type="currency" office:currency="USD" office:value="682">
            <text:p>$682.00</text:p>
          </table:table-cell>
          <table:table-cell table:style-name="ce1" table:formula="of:=IF([.E41]&gt;[.$E$6];([.E41]-[.$E$6])*[.$E$5];0)" office:value-type="float" office:value="0">
            <text:p>0</text:p>
          </table:table-cell>
          <table:table-cell table:style-name="ce1" table:formula="of:=[.F41]+[.G41]" office:value-type="currency" office:currency="USD" office:value="682">
            <text:p>$682.00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[.$E$5]*[.E42]" office:value-type="currency" office:currency="USD" office:value="704">
            <text:p>$704.00</text:p>
          </table:table-cell>
          <table:table-cell table:style-name="ce1" table:formula="of:=IF([.E42]&gt;[.$E$6];([.E42]-[.$E$6])*[.$E$5];0)" office:value-type="float" office:value="0">
            <text:p>0</text:p>
          </table:table-cell>
          <table:table-cell table:style-name="ce1" table:formula="of:=[.F42]+[.G42]" office:value-type="currency" office:currency="USD" office:value="704">
            <text:p>$704.00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[.$E$5]*[.E43]" office:value-type="currency" office:currency="USD" office:value="726">
            <text:p>$726.00</text:p>
          </table:table-cell>
          <table:table-cell table:style-name="ce1" table:formula="of:=IF([.E43]&gt;[.$E$6];([.E43]-[.$E$6])*[.$E$5];0)" office:value-type="float" office:value="0">
            <text:p>0</text:p>
          </table:table-cell>
          <table:table-cell table:style-name="ce1" table:formula="of:=[.F43]+[.G43]" office:value-type="currency" office:currency="USD" office:value="726">
            <text:p>$726.00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[.$E$5]*[.E44]" office:value-type="currency" office:currency="USD" office:value="748">
            <text:p>$748.00</text:p>
          </table:table-cell>
          <table:table-cell table:style-name="ce1" table:formula="of:=IF([.E44]&gt;[.$E$6];([.E44]-[.$E$6])*[.$E$5];0)" office:value-type="float" office:value="0">
            <text:p>0</text:p>
          </table:table-cell>
          <table:table-cell table:style-name="ce1" table:formula="of:=[.F44]+[.G44]" office:value-type="currency" office:currency="USD" office:value="748">
            <text:p>$748.00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 table:formula="of:=[.$E$5]*[.E45]" office:value-type="currency" office:currency="USD" office:value="770">
            <text:p>$770.00</text:p>
          </table:table-cell>
          <table:table-cell table:style-name="ce1" table:formula="of:=IF([.E45]&gt;[.$E$6];([.E45]-[.$E$6])*[.$E$5];0)" office:value-type="float" office:value="0">
            <text:p>0</text:p>
          </table:table-cell>
          <table:table-cell table:style-name="ce1" table:formula="of:=[.F45]+[.G45]" office:value-type="currency" office:currency="USD" office:value="770">
            <text:p>$770.00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 table:formula="of:=[.$E$5]*[.E46]" office:value-type="currency" office:currency="USD" office:value="792">
            <text:p>$792.00</text:p>
          </table:table-cell>
          <table:table-cell table:style-name="ce1" table:formula="of:=IF([.E46]&gt;[.$E$6];([.E46]-[.$E$6])*[.$E$5];0)" office:value-type="float" office:value="0">
            <text:p>0</text:p>
          </table:table-cell>
          <table:table-cell table:style-name="ce1" table:formula="of:=[.F46]+[.G46]" office:value-type="currency" office:currency="USD" office:value="792">
            <text:p>$792.00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 table:formula="of:=[.$E$5]*[.E47]" office:value-type="currency" office:currency="USD" office:value="814">
            <text:p>$814.00</text:p>
          </table:table-cell>
          <table:table-cell table:style-name="ce1" table:formula="of:=IF([.E47]&gt;[.$E$6];([.E47]-[.$E$6])*[.$E$5];0)" office:value-type="float" office:value="0">
            <text:p>0</text:p>
          </table:table-cell>
          <table:table-cell table:style-name="ce1" table:formula="of:=[.F47]+[.G47]" office:value-type="currency" office:currency="USD" office:value="814">
            <text:p>$814.00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 table:formula="of:=[.$E$5]*[.E48]" office:value-type="currency" office:currency="USD" office:value="836">
            <text:p>$836.00</text:p>
          </table:table-cell>
          <table:table-cell table:style-name="ce1" table:formula="of:=IF([.E48]&gt;[.$E$6];([.E48]-[.$E$6])*[.$E$5];0)" office:value-type="float" office:value="0">
            <text:p>0</text:p>
          </table:table-cell>
          <table:table-cell table:style-name="ce1" table:formula="of:=[.F48]+[.G48]" office:value-type="currency" office:currency="USD" office:value="836">
            <text:p>$836.00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 table:formula="of:=[.$E$5]*[.E49]" office:value-type="currency" office:currency="USD" office:value="858">
            <text:p>$858.00</text:p>
          </table:table-cell>
          <table:table-cell table:style-name="ce1" table:formula="of:=IF([.E49]&gt;[.$E$6];([.E49]-[.$E$6])*[.$E$5];0)" office:value-type="float" office:value="0">
            <text:p>0</text:p>
          </table:table-cell>
          <table:table-cell table:style-name="ce1" table:formula="of:=[.F49]+[.G49]" office:value-type="currency" office:currency="USD" office:value="858">
            <text:p>$858.00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 table:formula="of:=[.$E$5]*[.E50]" office:value-type="currency" office:currency="USD" office:value="880">
            <text:p>$880.00</text:p>
          </table:table-cell>
          <table:table-cell table:style-name="ce1" table:formula="of:=IF([.E50]&gt;[.$E$6];([.E50]-[.$E$6])*[.$E$5];0)" office:value-type="float" office:value="0">
            <text:p>0</text:p>
          </table:table-cell>
          <table:table-cell table:style-name="ce1" table:formula="of:=[.F50]+[.G50]" office:value-type="currency" office:currency="USD" office:value="880">
            <text:p>$880.00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 table:formula="of:=[.$E$5]*[.E51]" office:value-type="currency" office:currency="USD" office:value="902">
            <text:p>$902.00</text:p>
          </table:table-cell>
          <table:table-cell table:style-name="ce1" table:formula="of:=IF([.E51]&gt;[.$E$6];([.E51]-[.$E$6])*[.$E$5];0)" office:value-type="currency" office:currency="USD" office:value="22">
            <text:p>$22.00</text:p>
          </table:table-cell>
          <table:table-cell table:style-name="ce1" table:formula="of:=[.F51]+[.G51]" office:value-type="currency" office:currency="USD" office:value="924">
            <text:p>$924.00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 table:formula="of:=[.$E$5]*[.E52]" office:value-type="currency" office:currency="USD" office:value="924">
            <text:p>$924.00</text:p>
          </table:table-cell>
          <table:table-cell table:style-name="ce1" table:formula="of:=IF([.E52]&gt;[.$E$6];([.E52]-[.$E$6])*[.$E$5];0)" office:value-type="currency" office:currency="USD" office:value="44">
            <text:p>$44.00</text:p>
          </table:table-cell>
          <table:table-cell table:style-name="ce1" table:formula="of:=[.F52]+[.G52]" office:value-type="currency" office:currency="USD" office:value="968">
            <text:p>$968.00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 table:formula="of:=[.$E$5]*[.E53]" office:value-type="currency" office:currency="USD" office:value="946">
            <text:p>$946.00</text:p>
          </table:table-cell>
          <table:table-cell table:style-name="ce1" table:formula="of:=IF([.E53]&gt;[.$E$6];([.E53]-[.$E$6])*[.$E$5];0)" office:value-type="currency" office:currency="USD" office:value="66">
            <text:p>$66.00</text:p>
          </table:table-cell>
          <table:table-cell table:style-name="ce1" table:formula="of:=[.F53]+[.G53]" office:value-type="currency" office:currency="USD" office:value="1012">
            <text:p>$1,012.00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 table:formula="of:=[.$E$5]*[.E54]" office:value-type="currency" office:currency="USD" office:value="968">
            <text:p>$968.00</text:p>
          </table:table-cell>
          <table:table-cell table:style-name="ce1" table:formula="of:=IF([.E54]&gt;[.$E$6];([.E54]-[.$E$6])*[.$E$5];0)" office:value-type="currency" office:currency="USD" office:value="88">
            <text:p>$88.00</text:p>
          </table:table-cell>
          <table:table-cell table:style-name="ce1" table:formula="of:=[.F54]+[.G54]" office:value-type="currency" office:currency="USD" office:value="1056">
            <text:p>$1,056.00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 table:formula="of:=[.$E$5]*[.E55]" office:value-type="currency" office:currency="USD" office:value="990">
            <text:p>$990.00</text:p>
          </table:table-cell>
          <table:table-cell table:style-name="ce1" table:formula="of:=IF([.E55]&gt;[.$E$6];([.E55]-[.$E$6])*[.$E$5];0)" office:value-type="currency" office:currency="USD" office:value="110">
            <text:p>$110.00</text:p>
          </table:table-cell>
          <table:table-cell table:style-name="ce1" table:formula="of:=[.F55]+[.G55]" office:value-type="currency" office:currency="USD" office:value="1100">
            <text:p>$1,100.00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 table:formula="of:=[.$E$5]*[.E56]" office:value-type="currency" office:currency="USD" office:value="1012">
            <text:p>$1,012.00</text:p>
          </table:table-cell>
          <table:table-cell table:style-name="ce1" table:formula="of:=IF([.E56]&gt;[.$E$6];([.E56]-[.$E$6])*[.$E$5];0)" office:value-type="currency" office:currency="USD" office:value="132">
            <text:p>$132.00</text:p>
          </table:table-cell>
          <table:table-cell table:style-name="ce1" table:formula="of:=[.F56]+[.G56]" office:value-type="currency" office:currency="USD" office:value="1144">
            <text:p>$1,144.00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 table:formula="of:=[.$E$5]*[.E57]" office:value-type="currency" office:currency="USD" office:value="1034">
            <text:p>$1,034.00</text:p>
          </table:table-cell>
          <table:table-cell table:style-name="ce1" table:formula="of:=IF([.E57]&gt;[.$E$6];([.E57]-[.$E$6])*[.$E$5];0)" office:value-type="currency" office:currency="USD" office:value="154">
            <text:p>$154.00</text:p>
          </table:table-cell>
          <table:table-cell table:style-name="ce1" table:formula="of:=[.F57]+[.G57]" office:value-type="currency" office:currency="USD" office:value="1188">
            <text:p>$1,188.00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 table:formula="of:=[.$E$5]*[.E58]" office:value-type="currency" office:currency="USD" office:value="1056">
            <text:p>$1,056.00</text:p>
          </table:table-cell>
          <table:table-cell table:style-name="ce1" table:formula="of:=IF([.E58]&gt;[.$E$6];([.E58]-[.$E$6])*[.$E$5];0)" office:value-type="currency" office:currency="USD" office:value="176">
            <text:p>$176.00</text:p>
          </table:table-cell>
          <table:table-cell table:style-name="ce1" table:formula="of:=[.F58]+[.G58]" office:value-type="currency" office:currency="USD" office:value="1232">
            <text:p>$1,232.00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 table:formula="of:=[.$E$5]*[.E59]" office:value-type="currency" office:currency="USD" office:value="1078">
            <text:p>$1,078.00</text:p>
          </table:table-cell>
          <table:table-cell table:style-name="ce1" table:formula="of:=IF([.E59]&gt;[.$E$6];([.E59]-[.$E$6])*[.$E$5];0)" office:value-type="currency" office:currency="USD" office:value="198">
            <text:p>$198.00</text:p>
          </table:table-cell>
          <table:table-cell table:style-name="ce1" table:formula="of:=[.F59]+[.G59]" office:value-type="currency" office:currency="USD" office:value="1276">
            <text:p>$1,276.00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 table:formula="of:=[.$E$5]*[.E60]" office:value-type="currency" office:currency="USD" office:value="1100">
            <text:p>$1,100.00</text:p>
          </table:table-cell>
          <table:table-cell table:style-name="ce1" table:formula="of:=IF([.E60]&gt;[.$E$6];([.E60]-[.$E$6])*[.$E$5];0)" office:value-type="currency" office:currency="USD" office:value="220">
            <text:p>$220.00</text:p>
          </table:table-cell>
          <table:table-cell table:style-name="ce1" table:formula="of:=[.F60]+[.G60]" office:value-type="currency" office:currency="USD" office:value="1320">
            <text:p>$1,320.00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 table:formula="of:=[.$E$5]*[.E61]" office:value-type="currency" office:currency="USD" office:value="1122">
            <text:p>$1,122.00</text:p>
          </table:table-cell>
          <table:table-cell table:style-name="ce1" table:formula="of:=IF([.E61]&gt;[.$E$6];([.E61]-[.$E$6])*[.$E$5];0)" office:value-type="currency" office:currency="USD" office:value="242">
            <text:p>$242.00</text:p>
          </table:table-cell>
          <table:table-cell table:style-name="ce1" table:formula="of:=[.F61]+[.G61]" office:value-type="currency" office:currency="USD" office:value="1364">
            <text:p>$1,364.00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 table:formula="of:=[.$E$5]*[.E62]" office:value-type="currency" office:currency="USD" office:value="1144">
            <text:p>$1,144.00</text:p>
          </table:table-cell>
          <table:table-cell table:style-name="ce1" table:formula="of:=IF([.E62]&gt;[.$E$6];([.E62]-[.$E$6])*[.$E$5];0)" office:value-type="currency" office:currency="USD" office:value="264">
            <text:p>$264.00</text:p>
          </table:table-cell>
          <table:table-cell table:style-name="ce1" table:formula="of:=[.F62]+[.G62]" office:value-type="currency" office:currency="USD" office:value="1408">
            <text:p>$1,408.00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 table:formula="of:=[.$E$5]*[.E63]" office:value-type="currency" office:currency="USD" office:value="1166">
            <text:p>$1,166.00</text:p>
          </table:table-cell>
          <table:table-cell table:style-name="ce1" table:formula="of:=IF([.E63]&gt;[.$E$6];([.E63]-[.$E$6])*[.$E$5];0)" office:value-type="currency" office:currency="USD" office:value="286">
            <text:p>$286.00</text:p>
          </table:table-cell>
          <table:table-cell table:style-name="ce1" table:formula="of:=[.F63]+[.G63]" office:value-type="currency" office:currency="USD" office:value="1452">
            <text:p>$1,452.00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 table:formula="of:=[.$E$5]*[.E64]" office:value-type="currency" office:currency="USD" office:value="1188">
            <text:p>$1,188.00</text:p>
          </table:table-cell>
          <table:table-cell table:style-name="ce1" table:formula="of:=IF([.E64]&gt;[.$E$6];([.E64]-[.$E$6])*[.$E$5];0)" office:value-type="currency" office:currency="USD" office:value="308">
            <text:p>$308.00</text:p>
          </table:table-cell>
          <table:table-cell table:style-name="ce1" table:formula="of:=[.F64]+[.G64]" office:value-type="currency" office:currency="USD" office:value="1496">
            <text:p>$1,496.00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 table:formula="of:=[.$E$5]*[.E65]" office:value-type="currency" office:currency="USD" office:value="1210">
            <text:p>$1,210.00</text:p>
          </table:table-cell>
          <table:table-cell table:style-name="ce1" table:formula="of:=IF([.E65]&gt;[.$E$6];([.E65]-[.$E$6])*[.$E$5];0)" office:value-type="currency" office:currency="USD" office:value="330">
            <text:p>$330.00</text:p>
          </table:table-cell>
          <table:table-cell table:style-name="ce1" table:formula="of:=[.F65]+[.G65]" office:value-type="currency" office:currency="USD" office:value="1540">
            <text:p>$1,540.00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 table:formula="of:=[.$E$5]*[.E66]" office:value-type="currency" office:currency="USD" office:value="1232">
            <text:p>$1,232.00</text:p>
          </table:table-cell>
          <table:table-cell table:style-name="ce1" table:formula="of:=IF([.E66]&gt;[.$E$6];([.E66]-[.$E$6])*[.$E$5];0)" office:value-type="currency" office:currency="USD" office:value="352">
            <text:p>$352.00</text:p>
          </table:table-cell>
          <table:table-cell table:style-name="ce1" table:formula="of:=[.F66]+[.G66]" office:value-type="currency" office:currency="USD" office:value="1584">
            <text:p>$1,584.00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 table:formula="of:=[.$E$5]*[.E67]" office:value-type="currency" office:currency="USD" office:value="1254">
            <text:p>$1,254.00</text:p>
          </table:table-cell>
          <table:table-cell table:style-name="ce1" table:formula="of:=IF([.E67]&gt;[.$E$6];([.E67]-[.$E$6])*[.$E$5];0)" office:value-type="currency" office:currency="USD" office:value="374">
            <text:p>$374.00</text:p>
          </table:table-cell>
          <table:table-cell table:style-name="ce1" table:formula="of:=[.F67]+[.G67]" office:value-type="currency" office:currency="USD" office:value="1628">
            <text:p>$1,628.00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 table:formula="of:=[.$E$5]*[.E68]" office:value-type="currency" office:currency="USD" office:value="1276">
            <text:p>$1,276.00</text:p>
          </table:table-cell>
          <table:table-cell table:style-name="ce1" table:formula="of:=IF([.E68]&gt;[.$E$6];([.E68]-[.$E$6])*[.$E$5];0)" office:value-type="currency" office:currency="USD" office:value="396">
            <text:p>$396.00</text:p>
          </table:table-cell>
          <table:table-cell table:style-name="ce1" table:formula="of:=[.F68]+[.G68]" office:value-type="currency" office:currency="USD" office:value="1672">
            <text:p>$1,672.00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 table:formula="of:=[.$E$5]*[.E69]" office:value-type="currency" office:currency="USD" office:value="1298">
            <text:p>$1,298.00</text:p>
          </table:table-cell>
          <table:table-cell table:style-name="ce1" table:formula="of:=IF([.E69]&gt;[.$E$6];([.E69]-[.$E$6])*[.$E$5];0)" office:value-type="currency" office:currency="USD" office:value="418">
            <text:p>$418.00</text:p>
          </table:table-cell>
          <table:table-cell table:style-name="ce1" table:formula="of:=[.F69]+[.G69]" office:value-type="currency" office:currency="USD" office:value="1716">
            <text:p>$1,716.00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 table:formula="of:=[.$E$5]*[.E70]" office:value-type="currency" office:currency="USD" office:value="1320">
            <text:p>$1,320.00</text:p>
          </table:table-cell>
          <table:table-cell table:style-name="ce1" table:formula="of:=IF([.E70]&gt;[.$E$6];([.E70]-[.$E$6])*[.$E$5];0)" office:value-type="currency" office:currency="USD" office:value="440">
            <text:p>$440.00</text:p>
          </table:table-cell>
          <table:table-cell table:style-name="ce1" table:formula="of:=[.F70]+[.G70]" office:value-type="currency" office:currency="USD" office:value="1760">
            <text:p>$1,760.00</text:p>
          </table:table-cell>
        </table:table-row>
        <table:table-row table:style-name="ro1" table:number-rows-repeated="104850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1">07/01/2025</text:date>, <text:time>14:1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7-01T13:22:47.76</meta:creation-date>
    <dc:date>2025-07-01T14:15:36.04</dc:date>
    <dc:creator>Mark Lehr</dc:creator>
    <meta:editing-duration>PT37M37S</meta:editing-duration>
    <meta:editing-cycles>2</meta:editing-cycles>
    <meta:generator>OpenOffice/4.1.12$Win32 OpenOffice.org_project/4112m1$Build-9809</meta:generator>
    <meta:document-statistic meta:table-count="1" meta:cell-count="252" meta:object-count="0"/>
  </office:meta>
</office:document-meta>
</file>